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6f" officeooo:paragraph-rsid="0013a76f"/>
    </style:style>
    <style:style style:name="P2" style:family="paragraph" style:parent-style-name="Standard">
      <style:text-properties style:font-name="Liberation Serif" fo:font-size="12pt" fo:language="it" fo:country="IT" fo:font-weight="normal" officeooo:rsid="0014a0f6" officeooo:paragraph-rsid="0013a76f" style:font-size-asian="12pt" style:font-weight-asian="normal" style:font-size-complex="12pt" style:font-weight-complex="normal"/>
    </style:style>
    <style:style style:name="P3" style:family="paragraph" style:parent-style-name="Standard">
      <style:text-properties officeooo:rsid="0014a0f6" officeooo:paragraph-rsid="0014a0f6"/>
    </style:style>
    <style:style style:name="P4" style:family="paragraph" style:parent-style-name="Standard">
      <style:text-properties officeooo:rsid="0019c9be" officeooo:paragraph-rsid="0019c9be"/>
    </style:style>
    <style:style style:name="P5" style:family="paragraph" style:parent-style-name="Standard">
      <style:text-properties officeooo:rsid="001a8ad9" officeooo:paragraph-rsid="001bcf4e"/>
    </style:style>
    <style:style style:name="P6" style:family="paragraph" style:parent-style-name="Standard">
      <style:text-properties officeooo:rsid="001d6f30" officeooo:paragraph-rsid="001d6f30"/>
    </style:style>
    <style:style style:name="P7" style:family="paragraph" style:parent-style-name="Standard">
      <style:text-properties officeooo:rsid="001eaff7" officeooo:paragraph-rsid="001eaff7"/>
    </style:style>
    <style:style style:name="T1" style:family="text">
      <style:text-properties fo:language="it" fo:country="IT"/>
    </style:style>
    <style:style style:name="T2" style:family="text">
      <style:text-properties style:font-name="Liberation Sans" fo:language="it" fo:country="IT"/>
    </style:style>
    <style:style style:name="T3" style:family="text">
      <style:text-properties style:font-name="Liberation Serif" fo:language="it" fo:country="IT"/>
    </style:style>
    <style:style style:name="T4" style:family="text">
      <style:text-properties style:font-name="Liberation Serif" fo:font-size="12pt" fo:language="it" fo:country="IT" fo:font-weight="normal" style:font-size-asian="12pt" style:font-weight-asian="normal" style:font-size-complex="12pt" style:font-weight-complex="normal"/>
    </style:style>
    <style:style style:name="T5" style:family="text">
      <style:text-properties style:font-name="Liberation Serif" fo:font-size="12pt" fo:language="it" fo:country="IT" fo:font-weight="normal" officeooo:rsid="00cd7a09" style:font-size-asian="12pt" style:font-weight-asian="normal" style:font-size-complex="12pt" style:font-weight-complex="normal"/>
    </style:style>
    <style:style style:name="T6" style:family="text">
      <style:text-properties style:font-name="Liberation Serif" fo:font-size="12pt" fo:language="it" fo:country="IT" fo:font-weight="normal" officeooo:rsid="0014a0f6" style:font-size-asian="12pt" style:font-weight-asian="normal" style:font-size-complex="12pt" style:font-weight-complex="normal"/>
    </style:style>
    <style:style style:name="T7" style:family="text">
      <style:text-properties style:font-name="Liberation Serif" fo:font-size="12pt" fo:language="it" fo:country="IT" fo:font-weight="normal" officeooo:rsid="0050c3a1" style:font-size-asian="12pt" style:font-weight-asian="normal" style:font-size-complex="12pt" style:font-weight-complex="normal"/>
    </style:style>
    <style:style style:name="T8" style:family="text">
      <style:text-properties style:font-name="Liberation Serif" fo:font-size="12pt" fo:language="it" fo:country="IT" fo:font-weight="normal" officeooo:rsid="00180a87" style:font-size-asian="12pt" style:font-weight-asian="normal" style:font-size-complex="12pt" style:font-weight-complex="normal"/>
    </style:style>
    <style:style style:name="T9" style:family="text">
      <style:text-properties style:font-name="Liberation Serif" fo:font-size="12pt" fo:language="it" fo:country="IT" fo:font-weight="normal" officeooo:rsid="001a91d5" style:font-size-asian="12pt" style:font-weight-asian="normal" style:font-size-complex="12pt" style:font-weight-complex="normal"/>
    </style:style>
    <style:style style:name="T10" style:family="text">
      <style:text-properties style:font-name="Liberation Serif" fo:font-size="12pt" fo:language="it" fo:country="IT" fo:font-weight="normal" officeooo:rsid="001bcf4e" style:font-size-asian="12pt" style:font-weight-asian="normal" style:font-size-complex="12pt" style:font-weight-complex="normal"/>
    </style:style>
    <style:style style:name="T11" style:family="text">
      <style:text-properties style:font-name="Liberation Serif" fo:font-size="12pt" fo:language="it" fo:country="IT" fo:font-weight="normal" officeooo:rsid="001eaff7" style:font-size-asian="12pt" style:font-weight-asian="normal" style:font-size-complex="12pt" style:font-weight-complex="normal"/>
    </style:style>
    <style:style style:name="T12" style:family="text">
      <style:text-properties style:font-name="Liberation Serif" fo:font-size="12pt" fo:language="it" fo:country="IT" fo:font-weight="normal" officeooo:rsid="002242e3"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orso di laurea</text:p>
      <text:p text:style-name="P1"/>
      <text:p text:style-name="P1">Il sistema visivo e l’apparato stomatognatico sono due <text:span text:style-name="T1">dei</text:span> sistemi che<text:span text:style-name="T1"> forniscono al corpo le informazioni necessarie per posizionarsi nello spazio. L’insieme di tutte queste informazioni costituiscono la postura corporea, la quale può essere definita come “Il modo di stare in equilibrio nelle varie posizioni”. Ogni parte del corpo è in rapporto con tutte le altre per costituire un insieme funzionale stabile.</text:span><text:span text:style-name="T2"> </text:span><text:span text:style-name="T3">I</text:span><text:span text:style-name="T5">l sistema che regola la staticità del corpo nello spazio </text:span><text:span text:style-name="T4">si chiama</text:span><text:span text:style-name="T5"> </text:span><text:span text:style-name="T4">S</text:span><text:span text:style-name="T5">istema </text:span><text:span text:style-name="T4">T</text:span><text:span text:style-name="T5">onico </text:span><text:span text:style-name="T4">P</text:span><text:span text:style-name="T5">osturale. </text:span><text:span text:style-name="T4">Quest’ultimo infatti integra le informazioni ricevute dai vari sistemi, </text:span><text:span text:style-name="T6">detti recettori posturali,</text:span><text:span text:style-name="T4"> per poi tradurle in un gesto motorio. </text:span><text:span text:style-name="T6">Il sistema visivo e l’apparato stomatognatico costituiscono due dei recettori posturali del sistema tonico posturale. </text:span></text:p>
      <text:p text:style-name="P2"/>
      <text:p text:style-name="P3"><text:span text:style-name="T4">L’apparato stomatognatico svolge le funzioni di </text:span><text:span text:style-name="T7">masticazione, deglutizione, fonazione, digestione e </text:span><text:span text:style-name="T8">r</text:span><text:span text:style-name="T7">espirazione. </text:span><text:span text:style-name="T8">Esso è costituito dalle strutture ossee della mandibola e mascella, dai muscoli masticatori e di contrappoggio della masticazione, i quali sono controllati da un’innervazione sensitivo-motoria e neuro-vegetativa, e dall’organo della lingua. L’insieme di tutte queste strutture condizionano l’occlusione, cioè il rapporto tra i denti superiori ed inferiori, che devono cooperare perfettamente. Se ciò non avviene allora si creano dei disturbi alla funzione stomatognatica, cioè delle disfunzioni stomatognatiche. Queste disfunzioni si ripercuotono su tutto il sistema posturale e quindi anche sul sistema visivo.</text:span></text:p>
      <text:p text:style-name="P3"><text:span text:style-name="T8"/></text:p>
      <text:p text:style-name="P4"><text:span text:style-name="T8">I</text:span><text:span text:style-name="T4">l sistema visivo e l’apparato stomatognatico si influenzano reciprocamente a causa delle connessioni presenti tra i nuclei dei nervi cranici che li innervano. In particolare la connessione avviene tramite la via oculocefalogira. Essa è costituita da una via ascendente, che trasporta le informazioni dei recettori dell’apparato stomatognatico al nucleo del trigemino e proietta ai nuclei del III, IV, VI nervo cranico, ed una via discendente, che dall’apparato stomatognatico proietta le informazioni al nucleo del trigemino, che comunica con il nucleo accessorio spinale, il quale innerva il muscolo trapezio superiore e lo SCOM.</text:span></text:p>
      <text:p text:style-name="P4"><text:span text:style-name="T4"/></text:p>
      <text:p text:style-name="P5"><text:span text:style-name="T4">Dal</text:span><text:span text:style-name="T9">l’analisi</text:span><text:span text:style-name="T4"> </text:span><text:span text:style-name="T9">di queste connessioni e degli studi già effettuati riguardo questo argomento è nata l’idea della ricerca. Essa si propone di confermare la presenza della correlazione tra sistema visivo e apparato stomatognatico </text:span><text:span text:style-name="T10">attraverso</text:span><text:span text:style-name="T9"> il confronto delle valutazioni optometriche svolte prima e dopo un trattamento logopedico-osteopatico all’apparato stomatognatico. </text:span><text:span text:style-name="T10">Sono stati selezionati 19 soggetti che presentavano primarietà linguale e rispettavano tutti i criteri di inclusione. Primarietà linguale significa che la disfunzione stomatognatica, in particolare l’errato utilizzo della lingua durante la deglutizione, porta a scompensi posturali. È stato dimostrato da altri studi che il trattamento logopedico osteopatico della deglutizione migliori la postura. Si è voluto osservare se questo trattamento migliorasse anche le funzioni del sistema visivo.</text:span></text:p>
      <text:p text:style-name="P5"><text:span text:style-name="T10"/></text:p>
      <text:p text:style-name="P6"><text:span text:style-name="T10">D</text:span><text:span text:style-name="T4">opo la valutazione posturale che ha stabilito la primarietà linguale i 19 soggetti sono stati divisi in gruppo sperimentale (10) e gruppo controllo (9), rispettando la loro volontà di sottoporsi o meno al trattamento. Successivamente è stato valutato il sistema visivo di partenza, </text:span><text:span text:style-name="T11">cioè pre trattamento.</text:span><text:span text:style-name="T4"> </text:span><text:span text:style-name="T10">Durante l</text:span><text:span text:style-name="T9">a valutazione optometrica</text:span><text:span text:style-name="T10"> sono stati effettuati i</text:span><text:span text:style-name="T9"> test </text:span><text:span text:style-name="T10">di</text:span><text:span text:style-name="T9">: Refrazione, Stereopsi lontano e vicino, Foria ambientale lontano, <text:s/>Punto prossimo di convergenza effettuato nelle posizioni: diritto, basso e alto, Foria ambientale da vicino, effettuato nelle posizioni: diritto, basso, alto, Cover test nelle 9 posizioni di sguardo con quantificazione con prismi, Ampiezza accomodativa, Disparità di fissazione </text:span><text:span text:style-name="T10">e</text:span><text:span text:style-name="T9"> MEM. </text:span></text:p>
      <text:p text:style-name="P6"><text:span text:style-name="T9">I</text:span><text:span text:style-name="T4">n seguito i soggetti del gruppo sperimentale hanno effettuato la rieducazione delle funzioni dell’apparato stomatognatico per tre mesi, al termine del quale è stato rivalutato il sistema visivo. Il gruppo di controllo non ha effettuato il trattamento ed è stato valutato anch’esso dopo 3 mesi dalla prima valutazione. I risultati ottenuti sono i seguenti:</text:span></text:p>
      <text:p text:style-name="P6"><text:span text:style-name="T4"/></text:p>
      <text:p text:style-name="P7"><text:soft-page-break/><text:span text:style-name="T4">Osservando i valori di media e mediana di tutti i test effettuati è stato selezionato un gruppo di test che hanno mostrato un miglioramento, cioè una riduzione, maggiore dei valori della seconda valutazione rispetto la prima. Questi test sono:</text:span></text:p>
      <text:p text:style-name="P7"><text:span text:style-name="T4">PPC diritto, PPC basso, CT in posizione 7, CT in posizione 8 e Stereopsi vicino.</text:span></text:p>
      <text:p text:style-name="P7"><text:span text:style-name="T4">Questi dati sono stati anche analizzati tramite la statistica di </text:span><text:span text:style-name="T12">W</text:span><text:span text:style-name="T4">ilcoxon per verificare se il cambiamento osservato nei valori medi fosse anche statisticamente significativo.</text:span></text:p>
      <text:p text:style-name="P7"><text:span text:style-name="T4"/></text:p>
      <text:p text:style-name="P7"><text:span text:style-name="T4"/></text:p>
      <text:p text:style-name="P7"><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3:36:47.654000000</meta:creation-date>
    <dc:date>2017-03-06T18:08:23.994000000</dc:date>
    <meta:editing-duration>PT2H30M30S</meta:editing-duration>
    <meta:editing-cycles>4</meta:editing-cycles>
    <meta:generator>LibreOffice/5.2.1.2$Windows_x86 LibreOffice_project/31dd62db80d4e60af04904455ec9c9219178d620</meta:generator>
    <meta:document-statistic meta:table-count="0" meta:image-count="0" meta:object-count="0" meta:page-count="2" meta:paragraph-count="10" meta:word-count="648" meta:character-count="4574" meta:non-whitespace-character-count="3933"/>
  </office:meta>
</office:document-meta>
</file>